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fo:language="uk" fo:country="UA" style:font-size-asian="14pt" style:font-size-complex="14pt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>
        <style:tab-stops>
          <style:tab-stop style:position="12.197cm"/>
        </style:tab-stops>
      </style:paragraph-properties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line-height="100%">
        <style:tab-stops>
          <style:tab-stop style:position="9.79cm"/>
        </style:tab-stops>
      </style:paragraph-properties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officeooo:rsid="0009077b" officeooo:paragraph-rsid="0009077b"/>
    </style:style>
    <style:style style:name="P9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</style:style>
    <style:style style:name="P10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No_20_Spacing">
      <style:paragraph-properties fo:margin-left="11.001cm" fo:margin-right="0cm" fo:text-indent="0cm" style:auto-text-indent="false"/>
      <style:text-properties style:font-name="Times New Roman" fo:font-size="14pt" style:font-size-asian="14pt" style:font-size-complex="14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 New Roman" fo:font-size="14pt" fo:font-weight="bold" fo:background-color="#ffffff" style:font-size-asian="14pt" style:font-weight-asian="bold" style:font-size-complex="14pt"/>
    </style:style>
    <style:style style:name="P1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officeooo:rsid="000bd8f2" officeooo:paragraph-rsid="000bd8f2" style:font-size-asian="14pt" style:font-size-complex="14pt"/>
    </style:style>
    <style:style style:name="T1" style:family="text">
      <style:text-properties fo:color="#000000" style:font-name="Times New Roman" fo:font-size="14pt" fo:font-weight="bold" fo:background-color="#ffffff" loext:char-shading-value="0" style:font-size-asian="14pt" style:font-weight-asian="bold" style:font-size-complex="14pt"/>
    </style:style>
    <style:style style:name="T2" style:family="text">
      <style:text-properties fo:color="#000000" style:font-name="Times New Roman" fo:font-size="14pt" fo:font-weight="bold" style:font-size-asian="14pt" style:font-weight-asian="bold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officeooo:rsid="0009077b" style:font-size-asian="14pt" style:font-size-complex="14pt"/>
    </style:style>
    <style:style style:name="T5" style:family="text">
      <style:text-properties style:font-name="Times New Roman" fo:font-size="14pt" officeooo:rsid="000a5292" style:font-size-asian="14pt" style:font-size-complex="14pt"/>
    </style:style>
    <style:style style:name="T6" style:family="text">
      <style:text-properties style:font-name="Times New Roman" fo:font-size="14pt" officeooo:rsid="000bd8f2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Министерство образования и науки Российской Федерации</text:p>
      <text:p text:style-name="P1"><text:span text:style-name="T1">Федеральное государственное бюджетное образовательное учреждение высшего образования</text:span><text:span text:style-name="T2"><text:line-break/></text:span><text:span text:style-name="T1">"Севастопольский государственный университет"</text:span></text:p>
      <text:p text:style-name="P2"/>
      <text:p text:style-name="P2"/>
      <text:p text:style-name="P11">Кафедра: «Информационные технологии и компьютерные системы»</text:p>
      <text:p text:style-name="P3"/>
      <text:p text:style-name="P3"/>
      <text:p text:style-name="P3"/>
      <text:p text:style-name="P7"/>
      <text:p text:style-name="P13">Реферат</text:p>
      <text:p text:style-name="P13">на тему</text:p>
      <text:p text:style-name="P8"><text:span text:style-name="T3">«</text:span><text:span text:style-name="T6">Основные схемы лицензирования свободного ПО</text:span><text:span text:style-name="T3">»</text:span></text:p>
      <text:p text:style-name="P6"/>
      <text:p text:style-name="P3"><text:bookmark text:name="_GoBack"/></text:p>
      <text:p text:style-name="P4"><text:tab/></text:p>
      <text:p text:style-name="P4"/>
      <text:p text:style-name="P4"/>
      <text:p text:style-name="P10">Выполнил </text:p>
      <text:p text:style-name="P9"><text:span text:style-name="T3">ст.гр. В</text:span><text:span text:style-name="T4">Т</text:span><text:span text:style-name="T3">б-</text:span><text:span text:style-name="T4">3</text:span><text:span text:style-name="T3">2д.</text:span></text:p>
      <text:p text:style-name="P10">Демиденко А.А.</text:p>
      <text:p text:style-name="P10"/>
      <text:p text:style-name="P10"/>
      <text:p text:style-name="P10"/>
      <text:p text:style-name="P5"/>
      <text:p text:style-name="P7"/>
      <text:p text:style-name="P7"/>
      <text:p text:style-name="P7"/>
      <text:p text:style-name="P7">Севастополь</text:p>
      <text:p text:style-name="P7">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миденко Андрей</meta:initial-creator>
    <meta:editing-cycles>6</meta:editing-cycles>
    <meta:creation-date>2015-05-19T09:41:00</meta:creation-date>
    <dc:date>2015-12-18T14:36:57.050540785</dc:date>
    <meta:editing-duration>PT10M46S</meta:editing-duration>
    <meta:generator>LibreOffice/5.0.4.2$Linux_X86_64 LibreOffice_project/00m0$Build-2</meta:generator>
    <meta:document-statistic meta:table-count="0" meta:image-count="0" meta:object-count="0" meta:page-count="1" meta:paragraph-count="12" meta:word-count="37" meta:character-count="355" meta:non-whitespace-character-count="327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